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a1a" officeooo:paragraph-rsid="0000ea1a"/>
    </style:style>
    <style:style style:name="P2" style:family="paragraph" style:parent-style-name="Standard">
      <style:text-properties fo:font-weight="bold" officeooo:rsid="0000ea1a" officeooo:paragraph-rsid="0000ea1a" style:font-weight-asian="bold" style:font-weight-complex="bold"/>
    </style:style>
    <style:style style:name="P3" style:family="paragraph" style:parent-style-name="Standard">
      <style:text-properties fo:font-weight="normal" officeooo:rsid="0000ea1a" officeooo:paragraph-rsid="0000ea1a" style:font-weight-asian="normal" style:font-weight-complex="normal"/>
    </style:style>
    <style:style style:name="P4" style:family="paragraph" style:parent-style-name="Standard">
      <style:text-properties fo:font-weight="normal" officeooo:paragraph-rsid="0000ea1a" style:font-weight-asian="normal" style:font-weight-complex="normal"/>
    </style:style>
    <style:style style:name="P5" style:family="paragraph" style:parent-style-name="Standard">
      <style:text-properties officeooo:paragraph-rsid="0000ea1a"/>
    </style:style>
    <style:style style:name="T1" style:family="text">
      <style:text-properties officeooo:rsid="0000ea1a"/>
    </style:style>
    <style:style style:name="T2" style:family="text">
      <style:text-properties fo:font-weight="bold" officeooo:rsid="0000ea1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αλησπέρα σας,</text:p>
      <text:p text:style-name="P1"/>
      <text:p text:style-name="P1">η εργασία είναι ολοκληρωμένη στο μεγαλύτερο μέρος της. </text:p>
      <text:p text:style-name="P1"/>
      <text:p text:style-name="P1">Έγινε χρήση semaphores και shared memory.</text:p>
      <text:p text:style-name="P1"/>
      <text:p text:style-name="P1">Αρχικά τρέχει ο chef με ορίσματα τον αριθμό σαλατών που θέλει ο χρήστης και τον χρόνο ξεκούρασης του chef μεταξύ της κατανομής των λαχανικών., συμφωνα με τον ακόλουθο τρόπο:</text:p>
      <text:p text:style-name="P1"/>
      <text:p text:style-name="P2">$ ./chef -n 10 -m 2<text:tab/></text:p>
      <text:p text:style-name="P2"/>
      <text:p text:style-name="P3">,όπου 10 ειναι το πλήθος σαλατών και 2 ο χρόνος ξεκούρασηςσε δευτερόλεπτα.</text:p>
      <text:p text:style-name="P3"/>
      <text:p text:style-name="P3">Έπειτα τρέχουμε σε 3 διαφορετικά tty την κλήση για τους σαλατοποιούς. Κάθε σαλατοποιός παίρνεί απο την γραμμή διεύθυνσης το λαχανικό που ψάχνει, για να ολοκληρώσει την σαλάτα του.</text:p>
      <text:p text:style-name="P3">Καλείται με τον εξής τρόπο:</text:p>
      <text:p text:style-name="P3"/>
      <text:p text:style-name="P2">$ ./saladmaker -t1 1 -t2 10 -s 360534 -v tomato</text:p>
      <text:p text:style-name="P5"><text:span text:style-name="T2">$ ./saladmaker -t1 2 -t2 5 -s 360534 -v pepper</text:span></text:p>
      <text:p text:style-name="P5"><text:span text:style-name="T2">$ ./saladmaker -t1 1 -t2 3 -s 360534 -v onion</text:span></text:p>
      <text:p text:style-name="P4">,<text:span text:style-name="T1">όπου <text:s/>το όρισμα -s μας δίνει το κλειδί της κοινής μνήμης και -v το λαχανικό που ψάχνει ο συγκεκριμένος σαλατοποιός.</text:span></text:p>
      <text:p text:style-name="P4"/>
      <text:p text:style-name="P3">Τα απαραίτητα log files δημιουργούνται τόσο ενιαία, όσο και το κοινό αρχείο, στο οποίο φαίνεται η κοινή κίνηση των σλατοποιών και του chef.</text:p>
      <text:p text:style-name="P3"/>
      <text:p text:style-name="P3">Δεν έγινε, για λόγους χρόνου, η καταμέτρηση των σαλατών. Θα το έκανα σαρώνοντας το κοινό αρχείο και θα σύγκρινα τα χρονικά διαστήματα, αλλα δεν πρόλαβα.</text:p>
      <text:p text:style-name="P3"/>
      <text:p text:style-name="P3">Ευχαριστώ εκ των προτέρων.</text:p>
      <text:p text:style-name="P3"/>
      <text:p text:style-name="P3">Κωνσταντίνος Αλέξανδρος Γκανέτσος </text:p>
      <text:p text:style-name="P3">1115201400031</text:p>
      <text:p text:style-name="P5"><text:span text:style-name="T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3:45:42.423689131</meta:creation-date>
    <dc:date>2020-12-20T23:54:52.405112219</dc:date>
    <meta:editing-duration>PT9M10S</meta:editing-duration>
    <meta:editing-cycles>1</meta:editing-cycles>
    <meta:document-statistic meta:table-count="0" meta:image-count="0" meta:object-count="0" meta:page-count="1" meta:paragraph-count="17" meta:word-count="202" meta:character-count="1201" meta:non-whitespace-character-count="1012"/>
    <meta:generator>LibreOffice/6.4.6.2$Linux_X86_64 LibreOffice_project/40$Build-2</meta:generator>
  </office:meta>
</office:document-meta>
</file>